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4.533cm"/>
    </style:style>
    <style:style style:name="co5" style:family="table-column">
      <style:table-column-properties fo:break-before="auto" style:column-width="4.08cm"/>
    </style:style>
    <style:style style:name="co1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1.813cm"/>
    </style:style>
    <style:style style:name="co8" style:family="table-column">
      <style:table-column-properties fo:break-before="auto" style:column-width="7.706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2.72cm"/>
    </style:style>
    <style:style style:name="co13" style:family="table-column">
      <style:table-column-properties fo:break-before="auto" style:column-width="8.16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4.987cm"/>
    </style:style>
    <style:style style:name="co16" style:family="table-column">
      <style:table-column-properties fo:break-before="auto" style:column-width="6.346cm"/>
    </style:style>
    <style:style style:name="ro4" style:family="table-row">
      <style:table-row-properties style:row-height="0.7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Поле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Телефон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РольЗначения)" table:allow-empty-cell="true" table:display-list="unsorted" table:base-cell-address="Персоны.O30"/>
        <table:content-validation table:name="val3" table:condition="of:cell-content-is-in-list(РольЗначения)" table:allow-empty-cell="true" table:display-list="unsorted" table:base-cell-address="Персоны.R31"/>
        <table:content-validation table:name="val4" table:condition="of:cell-content-is-in-list(мероприятие)" table:allow-empty-cell="true" table:display-list="unsorted" table:base-cell-address="Персоны.S1048576"/>
        <table:content-validation table:name="val5" table:condition="of:cell-content-is-in-list(мероприятие)" table:allow-empty-cell="true" table:display-list="unsorted" table:base-cell-address="Персоны.T31"/>
        <table:content-validation table:name="val6" table:condition="of:cell-content-is-in-list(ДолжностьИП)" table:allow-empty-cell="true" table:display-list="unsorted" table:base-cell-address="Персоны.V1048576"/>
        <table:content-validation table:name="val7" table:condition="of:cell-content-is-in-list(ДолжностьРП)" table:allow-empty-cell="true" table:display-list="unsorted" table:base-cell-address="Персоны.W1048576"/>
      </table:content-validations>
      <table:table table:name="Персоны" table:style-name="ta1" table:print-ranges="Персоны.A2:Персоны.A2">
        <table:table-column table:style-name="co7" table:default-cell-style-name="Текст"/>
        <table:table-column table:style-name="co8" table:default-cell-style-name="Текст"/>
        <table:table-column table:style-name="co9" table:default-cell-style-name="Default"/>
        <table:table-column table:style-name="co10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13" table:default-cell-style-name="Текст"/>
        <table:table-column table:style-name="co9" table:default-cell-style-name="Текст"/>
        <table:table-column table:style-name="co10" table:default-cell-style-name="Текст"/>
        <table:table-column table:style-name="co5" table:default-cell-style-name="Текст"/>
        <table:table-column table:style-name="co13" table:default-cell-style-name="Текст"/>
        <table:table-column table:style-name="co9" table:default-cell-style-name="Текст"/>
        <table:table-column table:style-name="co10" table:default-cell-style-name="Текст"/>
        <table:table-column table:style-name="co5" table:default-cell-style-name="Текст"/>
        <table:table-column table:style-name="co14" table:default-cell-style-name="Текст"/>
        <table:table-column table:style-name="co5" table:number-columns-repeated="2" table:default-cell-style-name="Текст"/>
        <table:table-column table:style-name="co15" table:number-columns-repeated="2" table:default-cell-style-name="Текст"/>
        <table:table-column table:style-name="co16" table:default-cell-style-name="Текст"/>
        <table:table-column table:style-name="co5" table:default-cell-style-name="Текст"/>
        <table:table-column table:style-name="co11" table:default-cell-style-name="Текст"/>
        <table:table-column table:style-name="co5" table:default-cell-style-name="Текст"/>
        <table:table-column table:style-name="co12" table:number-columns-repeated="1001" table:default-cell-style-name="Текст"/>
        <table:table-row table:style-name="ro5">
          <table:table-cell table:style-name="ce1" office:value-type="string">
            <text:p>Номер</text:p>
          </table:table-cell>
          <table:table-cell table:style-name="Поле" office:value-type="string">
            <text:p>ФИОИП</text:p>
          </table:table-cell>
          <table:table-cell table:style-name="ce1" office:value-type="string">
            <text:p>ФамилияИП</text:p>
          </table:table-cell>
          <table:table-cell table:style-name="ce1" office:value-type="string">
            <text:p>ИмяИП</text:p>
          </table:table-cell>
          <table:table-cell table:style-name="ce1" office:value-type="string">
            <text:p>ОтчествоИП</text:p>
          </table:table-cell>
          <table:table-cell table:style-name="ce1" office:value-type="string">
            <text:p>Инициалы</text:p>
          </table:table-cell>
          <table:table-cell table:style-name="ce1" office:value-type="string">
            <text:p>ФИОРП</text:p>
          </table:table-cell>
          <table:table-cell table:style-name="Поле" office:value-type="string">
            <text:p>ФамилияРП</text:p>
          </table:table-cell>
          <table:table-cell table:style-name="ce5" office:value-type="string">
            <text:p>ИмяРП</text:p>
          </table:table-cell>
          <table:table-cell table:style-name="Поле" office:value-type="string">
            <text:p>ОтчествоРП</text:p>
          </table:table-cell>
          <table:table-cell table:style-name="Поле" office:value-type="string">
            <text:p>ФИОДП</text:p>
          </table:table-cell>
          <table:table-cell table:style-name="ce1" office:value-type="string">
            <text:p>ФамилияДП</text:p>
          </table:table-cell>
          <table:table-cell table:style-name="ce1" office:value-type="string">
            <text:p>ИмяДП</text:p>
          </table:table-cell>
          <table:table-cell table:style-name="ce1" office:value-type="string">
            <text:p>Отчество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10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Поле" office:value-type="string">
            <text:p>Мероприятие</text:p>
          </table:table-cell>
          <table:table-cell table:style-name="Поле" office:value-type="string">
            <text:p>Доклад</text:p>
          </table:table-cell>
          <table:table-cell table:style-name="Поле" office:value-type="string">
            <text:p>ДолжностьИП</text:p>
          </table:table-cell>
          <table:table-cell table:style-name="Поле" office:value-type="string">
            <text:p>ДолжностьРП</text:p>
          </table:table-cell>
          <table:table-cell table:style-name="Default" table:number-columns-repeated="1001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ce3" table:formula="of:=CONCATENATE(LEFT([.D2]; 1); IF(LEN([.D2]) = 0; &quot;&quot;; &quot;.&quot;); LEFT([.E2]; 1); IF(LEN([.E2]) = 0; &quot;&quot;; &quot;.&quot;))" office:value-type="string" office:string-value="И.А.">
            <text:p>И.А.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G2];&quot; &quot;;REPT(&quot; &quot;;98));{1;99;197};98))" office:value-type="string" office:string-value="Пепкина">
            <text:p>Пепкина</text:p>
          </table:table-cell>
          <table:table-cell table:style-name="ce4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K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2]));IF([.$O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71234813">
            <text:p>+7 (937) 123-48-13</text:p>
          </table:table-cell>
          <table:table-cell table:style-name="Почта" office:value-type="string">
            <text:p>albos@gmail.com</text:p>
          </table:table-cell>
          <table:table-cell table:content-validation-name="val2" office:value-type="string">
            <text:p>Организ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Начальник</text:p>
          </table:table-cell>
          <table:table-cell table:content-validation-name="val7" office:value-type="string">
            <text:p>Начальника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ce3" table:formula="of:=CONCATENATE(LEFT([.D3]; 1); IF(LEN([.D3]) = 0; &quot;&quot;; &quot;.&quot;); LEFT([.E3]; 1); IF(LEN([.E3]) = 0; &quot;&quot;; &quot;.&quot;))" office:value-type="string" office:string-value="П.В.">
            <text:p>П.В.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G3];&quot; &quot;;REPT(&quot; &quot;;98));{1;99;197};98))" office:value-type="string" office:string-value="Шуепуева">
            <text:p>Шуепуева</text:p>
          </table:table-cell>
          <table:table-cell table:style-name="ce4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K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3]));IF([.$O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993494320">
            <text:p>+1 (999) 349-43-20</text:p>
          </table:table-cell>
          <table:table-cell table:style-name="Почта" office:value-type="string">
            <text:p>bibos@mail.ru</text:p>
          </table:table-cell>
          <table:table-cell table:content-validation-name="val2" office:value-type="string">
            <text:p>Встречающий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Заместитель начальника</text:p>
          </table:table-cell>
          <table:table-cell table:content-validation-name="val7" office:value-type="string">
            <text:p>Заместителя начальника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ce3" table:formula="of:=CONCATENATE(LEFT([.D4]; 1); IF(LEN([.D4]) = 0; &quot;&quot;; &quot;.&quot;); LEFT([.E4]; 1); IF(LEN([.E4]) = 0; &quot;&quot;; &quot;.&quot;))" office:value-type="string" office:string-value="А.Е.">
            <text:p>А.Е.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G4];&quot; &quot;;REPT(&quot; &quot;;98));{1;99;197};98))" office:value-type="string" office:string-value="Харламенкова">
            <text:p>Харламенкова</text:p>
          </table:table-cell>
          <table:table-cell table:style-name="ce4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K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4]));IF([.$O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1236714509">
            <text:p>+9 (123) 671-45-09</text:p>
          </table:table-cell>
          <table:table-cell table:style-name="Почта" office:value-type="string">
            <text:p>alexey@harl.ev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OpenOffice: неоспоримые преимущества</text:p>
          </table:table-cell>
          <table:table-cell table:content-validation-name="val6" office:value-type="string">
            <text:p>Господь</text:p>
          </table:table-cell>
          <table:table-cell table:content-validation-name="val7" office:value-type="string">
            <text:p>Господа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ce3" table:formula="of:=CONCATENATE(LEFT([.D5]; 1); IF(LEN([.D5]) = 0; &quot;&quot;; &quot;.&quot;); LEFT([.E5]; 1); IF(LEN([.E5]) = 0; &quot;&quot;; &quot;.&quot;))" office:value-type="string" office:string-value="С.И.">
            <text:p>С.И.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G5];&quot; &quot;;REPT(&quot; &quot;;98));{1;99;197};98))" office:value-type="string" office:string-value="Островой">
            <text:p>Островой</text:p>
          </table:table-cell>
          <table:table-cell table:style-name="ce4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K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5]));IF([.$O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271893445">
            <text:p>+7 (927) 189-34-45</text:p>
          </table:table-cell>
          <table:table-cell table:style-name="Почта" office:value-type="string">
            <text:p>ssver@gmail.ru</text:p>
          </table:table-cell>
          <table:table-cell table:content-validation-name="val2" office:value-type="string">
            <text:p>Регистр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Менеджер по продажам</text:p>
          </table:table-cell>
          <table:table-cell table:content-validation-name="val7" office:value-type="string">
            <text:p>Менеджера по продажам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ce3" table:formula="of:=CONCATENATE(LEFT([.D6]; 1); IF(LEN([.D6]) = 0; &quot;&quot;; &quot;.&quot;); LEFT([.E6]; 1); IF(LEN([.E6]) = 0; &quot;&quot;; &quot;.&quot;))" office:value-type="string" office:string-value="В.В.">
            <text:p>В.В.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G6];&quot; &quot;;REPT(&quot; &quot;;98));{1;99;197};98))" office:value-type="string" office:string-value="Быстрова">
            <text:p>Быстрова</text:p>
          </table:table-cell>
          <table:table-cell table:style-name="ce4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K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6]));IF([.$O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271434017">
            <text:p>+7 (927) 143-40-17</text:p>
          </table:table-cell>
          <table:table-cell table:style-name="Почта" office:value-type="string">
            <text:p>shue_ppsh@gmail.com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Как я собаку съёл</text:p>
          </table:table-cell>
          <table:table-cell table:content-validation-name="val6" office:value-type="string">
            <text:p>Повар</text:p>
          </table:table-cell>
          <table:table-cell table:content-validation-name="val7" office:value-type="string">
            <text:p>Повара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ce3" table:formula="of:=CONCATENATE(LEFT([.D7]; 1); IF(LEN([.D7]) = 0; &quot;&quot;; &quot;.&quot;); LEFT([.E7]; 1); IF(LEN([.E7]) = 0; &quot;&quot;; &quot;.&quot;))" office:value-type="string" office:string-value="М.М.">
            <text:p>М.М.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G7];&quot; &quot;;REPT(&quot; &quot;;98));{1;99;197};98))" office:value-type="string" office:string-value="Плова">
            <text:p>Плова</text:p>
          </table:table-cell>
          <table:table-cell table:style-name="ce4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K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7]));IF([.$O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081234819">
            <text:p>+7 (908) 123-48-19</text:p>
          </table:table-cell>
          <table:table-cell table:style-name="Почта" office:value-type="string">
            <text:p>plov@gmail.com</text:p>
          </table:table-cell>
          <table:table-cell table:content-validation-name="val2" office:value-type="string">
            <text:p>Ассистент спикера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Как я собаку съёл</text:p>
          </table:table-cell>
          <table:table-cell table:content-validation-name="val6" office:value-type="string">
            <text:p>Бухгалтер</text:p>
          </table:table-cell>
          <table:table-cell table:content-validation-name="val7" office:value-type="string">
            <text:p>Бухгалтера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ce3" table:formula="of:=CONCATENATE(LEFT([.D8]; 1); IF(LEN([.D8]) = 0; &quot;&quot;; &quot;.&quot;); LEFT([.E8]; 1); IF(LEN([.E8]) = 0; &quot;&quot;; &quot;.&quot;))" office:value-type="string" office:string-value="А.С.">
            <text:p>А.С.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G8];&quot; &quot;;REPT(&quot; &quot;;98));{1;99;197};98))" office:value-type="string" office:string-value="Ова">
            <text:p>Ова</text:p>
          </table:table-cell>
          <table:table-cell table:style-name="ce4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K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8]));IF([.$O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80488113">
            <text:p>+7 (938) 048-81-13</text:p>
          </table:table-cell>
          <table:table-cell table:style-name="Почта" office:value-type="string">
            <text:p>albos@gmail.com</text:p>
          </table:table-cell>
          <table:table-cell table:content-validation-name="val2" office:value-type="string">
            <text:p>Участник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Ассистент повара</text:p>
          </table:table-cell>
          <table:table-cell table:content-validation-name="val7" office:value-type="string">
            <text:p>Ассистента повара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ce3" table:formula="of:=CONCATENATE(LEFT([.D9]; 1); IF(LEN([.D9]) = 0; &quot;&quot;; &quot;.&quot;); LEFT([.E9]; 1); IF(LEN([.E9]) = 0; &quot;&quot;; &quot;.&quot;))" office:value-type="string" office:string-value="А.В.">
            <text:p>А.В.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G9];&quot; &quot;;REPT(&quot; &quot;;98));{1;99;197};98))" office:value-type="string" office:string-value="Сас">
            <text:p>Сас</text:p>
          </table:table-cell>
          <table:table-cell table:style-name="ce4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K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9]));IF([.$O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95679863403">
            <text:p>+9 (567) 986-34-03</text:p>
          </table:table-cell>
          <table:table-cell table:style-name="Почта" office:value-type="string">
            <text:p>saas@gmail.com</text:p>
          </table:table-cell>
          <table:table-cell table:content-validation-name="val2" office:value-type="string">
            <text:p>Старший регистр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Менеджер мероприятий</text:p>
          </table:table-cell>
          <table:table-cell table:content-validation-name="val7" office:value-type="string">
            <text:p>Менеджера мероприятий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ce3" table:formula="of:=CONCATENATE(LEFT([.D10]; 1); IF(LEN([.D10]) = 0; &quot;&quot;; &quot;.&quot;); LEFT([.E10]; 1); IF(LEN([.E10]) = 0; &quot;&quot;; &quot;.&quot;))" office:value-type="string" office:string-value="П.М.">
            <text:p>П.М.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G10];&quot; &quot;;REPT(&quot; &quot;;98));{1;99;197};98))" office:value-type="string" office:string-value="Дорас">
            <text:p>Дорас</text:p>
          </table:table-cell>
          <table:table-cell table:style-name="ce4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K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10]));IF([.$O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374257820">
            <text:p>+7 (937) 425-78-20</text:p>
          </table:table-cell>
          <table:table-cell table:style-name="Почта" office:value-type="string">
            <text:p>polananana@gmail.com</text:p>
          </table:table-cell>
          <table:table-cell table:content-validation-name="val2" office:value-type="string">
            <text:p>Президиум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Ассистент господа</text:p>
          </table:table-cell>
          <table:table-cell table:content-validation-name="val7" office:value-type="string">
            <text:p>Ассистента господа</text:p>
          </table:table-cell>
          <table:table-cell table:style-name="Default" table:number-columns-repeated="1001"/>
        </table:table-row>
        <table:table-row table:style-name="ro5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ce3" table:formula="of:=CONCATENATE(LEFT([.D11]; 1); IF(LEN([.D11]) = 0; &quot;&quot;; &quot;.&quot;); LEFT([.E11]; 1); IF(LEN([.E11]) = 0; &quot;&quot;; &quot;.&quot;))" office:value-type="string" office:string-value="К.К.">
            <text:p>К.К.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G11];&quot; &quot;;REPT(&quot; &quot;;98));{1;99;197};98))" office:value-type="string" office:string-value="Шевченко">
            <text:p>Шевченко</text:p>
          </table:table-cell>
          <table:table-cell table:style-name="ce4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K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O11]));IF([.$O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float" office:value="19073478457">
            <text:p>+1 (907) 347-84-57</text:p>
          </table:table-cell>
          <table:table-cell table:style-name="ce11" office:value-type="string">
            <text:p>ksysya@mail.ru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Алгебра гопотопии</text:p>
          </table:table-cell>
          <table:table-cell table:content-validation-name="val6" office:value-type="string">
            <text:p>Богиня Афина</text:p>
          </table:table-cell>
          <table:table-cell table:content-validation-name="val7" office:value-type="string">
            <text:p>Богини Афины</text:p>
          </table:table-cell>
          <table:table-cell table:style-name="Default"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2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2]; 1); IF(LEN([.D12]) = 0; &quot;&quot;; &quot;.&quot;); LEFT([.E12]; 1); IF(LEN([.E12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2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2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2]));IF([.$O12]=&quot;М&quot;; &quot;Достопочтенный&quot;; &quot;Достопочтенная&quot;);&quot;&quot;)">
            <text:p/>
          </table:table-cell>
          <table:table-cell table:style-name="Телефон"/>
          <table:table-cell table:style-name="Почта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3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3]; 1); IF(LEN([.D13]) = 0; &quot;&quot;; &quot;.&quot;); LEFT([.E13]; 1); IF(LEN([.E13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3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3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3]));IF([.$O13]=&quot;М&quot;; &quot;Достопочтенный&quot;; &quot;Достопочтенная&quot;);&quot;&quot;)">
            <text:p/>
          </table:table-cell>
          <table:table-cell table:style-name="Телефон"/>
          <table:table-cell table:style-name="Почта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4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4]; 1); IF(LEN([.D14]) = 0; &quot;&quot;; &quot;.&quot;); LEFT([.E14]; 1); IF(LEN([.E14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4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4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4]));IF([.$O14]=&quot;М&quot;; &quot;Достопочтенный&quot;; &quot;Достопочтенная&quot;);&quot;&quot;)">
            <text:p/>
          </table:table-cell>
          <table:table-cell table:style-name="Телефон"/>
          <table:table-cell table:style-name="Почта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5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5]; 1); IF(LEN([.D15]) = 0; &quot;&quot;; &quot;.&quot;); LEFT([.E15]; 1); IF(LEN([.E15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5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5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5]));IF([.$O15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6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6]; 1); IF(LEN([.D16]) = 0; &quot;&quot;; &quot;.&quot;); LEFT([.E16]; 1); IF(LEN([.E16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6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6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6]));IF([.$O16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7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7]; 1); IF(LEN([.D17]) = 0; &quot;&quot;; &quot;.&quot;); LEFT([.E17]; 1); IF(LEN([.E17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7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7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7]));IF([.$O17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8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8]; 1); IF(LEN([.D18]) = 0; &quot;&quot;; &quot;.&quot;); LEFT([.E18]; 1); IF(LEN([.E18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8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8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8]));IF([.$O18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9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9]; 1); IF(LEN([.D19]) = 0; &quot;&quot;; &quot;.&quot;); LEFT([.E19]; 1); IF(LEN([.E19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9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9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9]));IF([.$O19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0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0]; 1); IF(LEN([.D20]) = 0; &quot;&quot;; &quot;.&quot;); LEFT([.E20]; 1); IF(LEN([.E20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0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0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0]));IF([.$O20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1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1]; 1); IF(LEN([.D21]) = 0; &quot;&quot;; &quot;.&quot;); LEFT([.E21]; 1); IF(LEN([.E21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1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1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1]));IF([.$O21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2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2]; 1); IF(LEN([.D22]) = 0; &quot;&quot;; &quot;.&quot;); LEFT([.E22]; 1); IF(LEN([.E22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2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2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2]));IF([.$O22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3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3]; 1); IF(LEN([.D23]) = 0; &quot;&quot;; &quot;.&quot;); LEFT([.E23]; 1); IF(LEN([.E23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3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3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3]));IF([.$O23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4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4]; 1); IF(LEN([.D24]) = 0; &quot;&quot;; &quot;.&quot;); LEFT([.E24]; 1); IF(LEN([.E24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4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4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4]));IF([.$O24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5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5]; 1); IF(LEN([.D25]) = 0; &quot;&quot;; &quot;.&quot;); LEFT([.E25]; 1); IF(LEN([.E25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5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5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5]));IF([.$O25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6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6]; 1); IF(LEN([.D26]) = 0; &quot;&quot;; &quot;.&quot;); LEFT([.E26]; 1); IF(LEN([.E26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6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6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6]));IF([.$O26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7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7]; 1); IF(LEN([.D27]) = 0; &quot;&quot;; &quot;.&quot;); LEFT([.E27]; 1); IF(LEN([.E27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7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7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7]));IF([.$O27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8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8]; 1); IF(LEN([.D28]) = 0; &quot;&quot;; &quot;.&quot;); LEFT([.E28]; 1); IF(LEN([.E28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8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8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8]));IF([.$O28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9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9]; 1); IF(LEN([.D29]) = 0; &quot;&quot;; &quot;.&quot;); LEFT([.E29]; 1); IF(LEN([.E29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9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9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9]));IF([.$O29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5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30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30]; 1); IF(LEN([.D30]) = 0; &quot;&quot;; &quot;.&quot;); LEFT([.E30]; 1); IF(LEN([.E30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30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30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30]));IF([.$O30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6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31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31]; 1); IF(LEN([.D31]) = 0; &quot;&quot;; &quot;.&quot;); LEFT([.E31]; 1); IF(LEN([.E31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31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31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31]));IF([.$O31]=&quot;М&quot;; &quot;Достопочтенный&quot;; &quot;Достопочтенная&quot;);&quot;&quot;)">
            <text:p/>
          </table:table-cell>
          <table:table-cell table:style-name="Почта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4"/>
          <table:table-cell table:style-name="ce3"/>
          <table:table-cell table:number-columns-repeated="9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table-row table:style-name="ro3" table:number-rows-repeated="1048543">
          <table:table-cell table:number-columns-repeated="18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table-row table:style-name="ro3">
          <table:table-cell table:number-columns-repeated="18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named-expressions/>
      </table:table>
      <table:table table:name="Должности" table:style-name="ta1" table:print="false">
        <table:table-column table:style-name="co11" table:default-cell-style-name="Текст"/>
        <table:table-column table:style-name="co5" table:default-cell-style-name="Текст"/>
        <table:table-row table:style-name="ro4">
          <table:table-cell table:style-name="Поле" office:value-type="string">
            <text:p>ДолжностьИП</text:p>
          </table:table-cell>
          <table:table-cell table:style-name="Поле" office:value-type="string">
            <text:p>ДолжностьРП</text:p>
          </table:table-cell>
        </table:table-row>
        <table:table-row table:style-name="ro3">
          <table:table-cell office:value-type="string">
            <text:p>Начальник</text:p>
          </table:table-cell>
          <table:table-cell office:value-type="string">
            <text:p>Начальника</text:p>
          </table:table-cell>
        </table:table-row>
        <table:table-row table:style-name="ro3">
          <table:table-cell office:value-type="string">
            <text:p>Заместитель начальника</text:p>
          </table:table-cell>
          <table:table-cell office:value-type="string">
            <text:p>Заместителя начальника</text:p>
          </table:table-cell>
        </table:table-row>
        <table:table-row table:style-name="ro3">
          <table:table-cell office:value-type="string">
            <text:p>Господь</text:p>
          </table:table-cell>
          <table:table-cell office:value-type="string">
            <text:p>Господа</text:p>
          </table:table-cell>
        </table:table-row>
        <table:table-row table:style-name="ro3">
          <table:table-cell office:value-type="string">
            <text:p>Менеджер по продажам</text:p>
          </table:table-cell>
          <table:table-cell office:value-type="string">
            <text:p>Менеджера по продажам</text:p>
          </table:table-cell>
        </table:table-row>
        <table:table-row table:style-name="ro3">
          <table:table-cell office:value-type="string">
            <text:p>Повар</text:p>
          </table:table-cell>
          <table:table-cell office:value-type="string">
            <text:p>Повара</text:p>
          </table:table-cell>
        </table:table-row>
        <table:table-row table:style-name="ro3">
          <table:table-cell office:value-type="string">
            <text:p>Бухгалтер</text:p>
          </table:table-cell>
          <table:table-cell office:value-type="string">
            <text:p>Бухгалтера</text:p>
          </table:table-cell>
        </table:table-row>
        <table:table-row table:style-name="ro3">
          <table:table-cell office:value-type="string">
            <text:p>Ассистент повара</text:p>
          </table:table-cell>
          <table:table-cell office:value-type="string">
            <text:p>Ассистента повара</text:p>
          </table:table-cell>
        </table:table-row>
        <table:table-row table:style-name="ro3">
          <table:table-cell office:value-type="string">
            <text:p>Менеджер мероприятий</text:p>
          </table:table-cell>
          <table:table-cell office:value-type="string">
            <text:p>Менеджера мероприятий</text:p>
          </table:table-cell>
        </table:table-row>
        <table:table-row table:style-name="ro3">
          <table:table-cell office:value-type="string">
            <text:p>Ассистент господа</text:p>
          </table:table-cell>
          <table:table-cell office:value-type="string">
            <text:p>Ассистента господа</text:p>
          </table:table-cell>
        </table:table-row>
        <table:table-row table:style-name="ro3">
          <table:table-cell office:value-type="string">
            <text:p>Богиня Афина</text:p>
          </table:table-cell>
          <table:table-cell office:value-type="string">
            <text:p>Богини Афины</text:p>
          </table:table-cell>
        </table:table-row>
        <table:table-row table:style-name="ro3" table:number-rows-repeated="1048564">
          <table:table-cell table:number-columns-repeated="2"/>
        </table:table-row>
        <table:table-row table:style-name="ro3">
          <table:table-cell table:number-columns-repeated="2"/>
        </table:table-row>
        <table:named-expressions/>
      </table:table>
      <table:table table:name="Мероприятия" table:style-name="ta1" table:print="false">
        <table:table-column table:style-name="co5" table:default-cell-style-name="Текст"/>
        <table:table-row table:style-name="ro4">
          <table:table-cell table:style-name="Поле" office:value-type="string">
            <text:p>Мероприятие</text:p>
          </table:table-cell>
        </table:table-row>
        <table:table-row table:style-name="ro3">
          <table:table-cell table:style-name="Название" office:value-type="string">
            <text:p>Студенческая конференция</text:p>
          </table:table-cell>
        </table:table-row>
        <table:table-row table:style-name="ro3">
          <table:table-cell table:style-name="Название" office:value-type="string">
            <text:p>Международный конкурс научных работ и проектов</text:p>
          </table:table-cell>
        </table:table-row>
        <table:table-row table:style-name="ro3">
          <table:table-cell table:style-name="Название" office:value-type="string">
            <text:p>VI Международный интеллектуальный конкурс</text:p>
          </table:table-cell>
        </table:table-row>
        <table:table-row table:style-name="ro3">
          <table:table-cell table:style-name="Название" office:value-type="string">
            <text:p>Конкурс песен и плясок</text:p>
          </table:table-cell>
        </table:table-row>
        <table:table-row table:style-name="ro3">
          <table:table-cell table:style-name="Название" office:value-type="string">
            <text:p>High Goals – 2020</text:p>
          </table:table-cell>
        </table:table-row>
        <table:table-row table:style-name="ro3">
          <table:table-cell table:style-name="Название" office:value-type="string">
            <text:p>Stars of Science and Education</text:p>
          </table:table-cell>
        </table:table-row>
        <table:table-row table:style-name="ro3">
          <table:table-cell table:style-name="Название" office:value-type="string">
            <text:p>Job and the City 2020</text:p>
          </table:table-cell>
        </table:table-row>
        <table:table-row table:style-name="ro3">
          <table:table-cell table:style-name="Название" office:value-type="string">
            <text:p>Форум Образование. Наука. Бизнес 2020</text:p>
          </table:table-cell>
        </table:table-row>
        <table:table-row table:style-name="ro3">
          <table:table-cell table:style-name="Название" office:value-type="string">
            <text:p>VII Ежегодная конференция РАА</text:p>
          </table:table-cell>
        </table:table-row>
        <table:table-row table:style-name="ro3" table:number-rows-repeated="10">
          <table:table-cell table:style-name="Название"/>
        </table:table-row>
        <table:table-row table:style-name="ro3" table:number-rows-repeated="1048555">
          <table:table-cell/>
        </table:table-row>
        <table:table-row table:style-name="ro3">
          <table:table-cell/>
        </table:table-row>
        <table:named-expressions/>
      </table:table>
      <table:table table:name="Пол" table:style-name="ta1" table:print="false">
        <table:table-column table:style-name="co12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6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Старший регистратор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>
          <table:table-cell office:value-type="string">
            <text:p>Ассистент спикера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Мероприятия.$A$7" table:cell-range-address="$Роль.$A$2:.$A$7"/>
        <table:named-range table:name="ПолЗначения" table:base-cell-address="$Должности.$A$3" table:cell-range-address="$Пол.$A$2:$Пол.$A$3"/>
        <table:named-range table:name="ПолЗначение" table:base-cell-address="$Должности.$A$2" table:cell-range-address="$Пол.$A$2:$Пол.$A$3"/>
        <table:named-range table:name="РольЗначения" table:base-cell-address="$Мероприятия.$A$20" table:cell-range-address="$Роль.$A$2:.$A$20"/>
        <table:named-range table:name="мероприятие" table:base-cell-address="$Должности.$A$20" table:cell-range-address="$Мероприятия.$A$2:.$A$20"/>
        <table:named-range table:name="ДолжностьИП" table:base-cell-address="$Должности.$A$2" table:cell-range-address="$Должности.$A$2:$Должности.$A$1048576"/>
        <table:named-range table:name="ДолжностьРП" table:base-cell-address="$Должности.$B$2" table:cell-range-address="$Должности.$B$2:$Должности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language="zxx" fo:country="none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  <style:style style:name="Название" style:family="table-cell" style:parent-style-name="Текст">
      <style:text-properties fo:language="zxx" fo:country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8.12.2020</text:date>, <text:time>09:10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2-08T09:10:45</dc:date>
    <meta:editing-duration>PT12H41M49S</meta:editing-duration>
    <meta:editing-cycles>139</meta:editing-cycles>
    <meta:generator>OpenOffice/4.1.7$Unix OpenOffice.org_project/417m1$Build-9800</meta:generator>
    <meta:document-statistic meta:table-count="5" meta:cell-count="591" meta:object-count="0"/>
  </office:meta>
</office:document-meta>
</file>